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aakar" fo:font-size="13pt" style:font-size-asian="13pt" style:font-size-complex="13pt"/>
    </style:style>
    <style:style style:name="P2" style:family="paragraph" style:parent-style-name="List_20_Paragraph" style:list-style-name="WWNum3">
      <loext:graphic-properties draw:fill="solid" draw:fill-color="#ffffff"/>
      <style:paragraph-properties fo:margin-left="0in" fo:margin-right="0in" fo:margin-top="0in" fo:margin-bottom="0in" loext:contextual-spacing="true" fo:line-height="100%" fo:text-align="justify" style:justify-single-word="false" fo:text-indent="0in" style:auto-text-indent="false" fo:background-color="#ffffff" style:vertical-align="baseline"/>
      <style:text-properties style:font-name="aakar" fo:font-size="14pt" fo:font-weight="bold" officeooo:paragraph-rsid="001270ab" style:font-size-asian="14pt" style:font-weight-asian="bold" style:font-size-complex="14pt" style:font-weight-complex="bold"/>
    </style:style>
    <style:style style:name="T1" style:family="text">
      <style:text-properties fo:color="#222222" style:font-name="inherit" style:font-name-asian="Times New Roman"/>
    </style:style>
    <style:style style:name="T2" style:family="text">
      <style:text-properties fo:color="#222222" style:font-name="inherit" fo:font-style="italic" style:font-name-asian="Times New Roman" style:font-style-asian="italic" style:font-style-complex="italic"/>
    </style:style>
    <style:style style:name="T3" style:family="text">
      <style:text-properties fo:color="#222222" style:font-name-asian="Times New Roman"/>
    </style:style>
    <style:style style:name="T4" style:family="text">
      <style:text-properties fo:color="#222222" fo:font-style="italic" style:font-name-asian="Times New Roman"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92473531" text:style-name="WWNum3">
        <text:list-header>
          <text:p text:style-name="P2"><text:span text:style-name="T3">(1693) "Beberapa Pemikiran Perihal Pendidikan" (</text:span><text:span text:style-name="T4">Some Thoughts Concerning Education.)</text:span></text:p>
        </text:list-header>
      </text:list>
      <text:p text:style-name="P1">Menurut Locke kualitas  paling penting untuk "Tutorial, atau Guru, atau Guru Private, adalah kebajikan, pemuliaan menjadi baik, dan pengetahuan dunia. Kurang pentingnya tutor harus seorang sarjana. Dalam hal pendidikan akademis, tutor hanya harus memberikan kepada para siswanya alat atau pendasaran logika, dan siswa dapat melakukan sisanya sendiri, dengan membaca buku teks atau literatur. Kebajikan, berkembang biak, dan kebijaksanaan duniawi, di sisi lain, hanya bisa dipelajari dari seseorang yang sudah memilikinya.</text:p>
      <text:p text:style-name="P1"/>
      <text:p text:style-name="P1">Locke tidak berpikir bahwa perilaku harus dipelajari oleh aturan. Pemuliaan yang baik, pada gilirannya, adalah  paling penting dalam diri anak karena tanpa itu semua prestasi lain gagal untuk menjadi positif.</text:p>
      <text:p text:style-name="P1"/>
      <text:p text:style-name="P1">Tutor perlu tahu tentang dunia sehingga   dapat mengajarkan muridnya "cara, humor, kebodohan, penipuan dan kesalahan" sesuai usianya.</text:p>
      <text:p text:style-name="P1"/>
      <text:p text:style-name="P1">Untuk mempersiapkan anak untuk dunia luar, guru harus berbicara kepadanya tentang hal itu dan kadang-kadang harus menceritakan kisah-kisah tragis atau konyol tentang orang-orang yang dihancurkan oleh berbagai kejahatan. Tutor harus berhati-hati, meskipun, ketika memperkenalkan keburukan ini, menjaga ide khusus terhadap kelemahan khusus anak.</text:p>
      <text:p text:style-name="P1"/>
      <text:p text:style-name="P1">Locke mengakhiri bagian ini dengan ringkasan singkat peran tutor atau Guru private. Pekerjaan tutor atau Guru, adalah "melatih dan membentuk pikiran". Tutor  atau Guru harus menanamkan dalam kebiasaan baik dan prinsip kebaikan muridnya; harus membantunya memahami umat manusia, dan mencintai semua yang sangat baik. Dan, dalam proses melakukan semua ini, tutor atau Guru harus menginspirasi semangat dan kreativitas  sis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ListLabel_20_13" style:display-name="ListLabel 13" style:family="text">
      <style:text-properties style:font-name="inherit" fo:font-family="inherit" style:font-family-generic="roman" style:font-pitch="variable" fo:font-size="12pt"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3" style:num-suffix="" text:bullet-char="">
        <style:list-level-properties text:list-level-position-and-space-mode="label-alignment">
          <style:list-level-label-alignment text:label-followed-by="listtab" fo:text-indent="-0.25in" fo:margin-left="0.5354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0354in"/>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25in" fo:margin-left="1.5354in"/>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25in" fo:margin-left="2.0354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354in"/>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25in" fo:margin-left="3.0354in"/>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25in" fo:margin-left="3.5354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0354in"/>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25in" fo:margin-left="4.53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0:47:42.304089913</meta:creation-date>
    <dc:date>2019-03-22T10:55:10.273781598</dc:date>
    <meta:editing-duration>PT7M28S</meta:editing-duration>
    <meta:editing-cycles>1</meta:editing-cycles>
    <meta:document-statistic meta:table-count="0" meta:image-count="0" meta:object-count="0" meta:page-count="1" meta:paragraph-count="6" meta:word-count="229" meta:character-count="1713" meta:non-whitespace-character-count="1485"/>
    <meta:generator>LibreOffice/6.0.3.2$Linux_x86 LibreOffice_project/00m0$Build-2</meta:generator>
  </office:meta>
</office:document-meta>
</file>